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4b0082"/>
    </style:style>
    <style:style style:name="gr1" style:family="graphic" style:parent-style-name="standard">
      <style:graphic-properties svg:stroke-color="#9400d3" draw:fill-color="#9400d3" draw:opacity="100%" draw:textarea-horizontal-align="justify" draw:textarea-vertical-align="middle" draw:auto-grow-height="false" fo:min-height="2.29cm" fo:min-width="21.09cm"/>
    </style:style>
    <style:style style:name="gr2" style:family="graphic" style:parent-style-name="standard">
      <style:graphic-properties draw:textarea-horizontal-align="justify" draw:textarea-vertical-align="middle" draw:auto-grow-height="false" fo:min-height="21.022cm" fo:min-width="6.802cm"/>
    </style:style>
    <style:style style:name="gr3" style:family="graphic" style:parent-style-name="standard">
      <style:graphic-properties svg:stroke-color="#ff0000" svg:stroke-opacity="80%" draw:fill-color="#ff0000" draw:textarea-horizontal-align="justify" draw:textarea-vertical-align="middle" draw:auto-grow-height="false" fo:min-height="0.43cm" fo:min-width="0.225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6.1cm" fo:min-width="10.93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6.1cm" fo:min-width="7.755cm"/>
    </style:style>
    <style:style style:name="P1" style:family="paragraph">
      <loext:graphic-properties draw:fill-color="#9400d3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02cm" svg:height="21.272cm" svg:x="0cm" svg:y="2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921cm" svg:height="1.876cm" draw:transform="rotate (-0.841946831162065) translate (6.341cm 2.08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6890.552056317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21.59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43cm" svg:height="6.35cm" svg:x="0.317cm" svg:y="3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255cm" svg:height="6.35cm" svg:x="12.7cm" svg:y="3.1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0T13:30:36.763999190</meta:creation-date>
    <dc:date>2021-10-20T13:37:26.494912926</dc:date>
    <meta:editing-duration>PT6M50S</meta:editing-duration>
    <meta:editing-cycles>6</meta:editing-cycles>
    <meta:generator>LibreOffice/7.1.5.2$Linux_X86_64 LibreOffice_project/10$Build-2</meta:generator>
    <meta:document-statistic meta:object-count="6"/>
  </office:meta>
</office:document-meta>
</file>